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A29712B42D631788.png" manifest:media-type="image/png"/>
  <manifest:file-entry manifest:full-path="Pictures/1000000100000622000003842E2FECA85523A3AC.png" manifest:media-type="image/png"/>
  <manifest:file-entry manifest:full-path="Pictures/1000000100000622000003849999D943F7185FBA.png" manifest:media-type="image/png"/>
  <manifest:file-entry manifest:full-path="Pictures/100000010000062200000384621BB6BF0D407833.png" manifest:media-type="image/png"/>
  <manifest:file-entry manifest:full-path="Pictures/1000000100000622000003848D84C43DC7D9E845.png" manifest:media-type="image/png"/>
  <manifest:file-entry manifest:full-path="Pictures/100000010000062200000384436D3AD6214887F2.png" manifest:media-type="image/png"/>
  <manifest:file-entry manifest:full-path="Pictures/100000010000062200000384E03538FD4C246567.png" manifest:media-type="image/png"/>
  <manifest:file-entry manifest:full-path="Pictures/10000001000006220000038494EFA8F1420A5DCE.png" manifest:media-type="image/png"/>
  <manifest:file-entry manifest:full-path="Pictures/10000001000006220000038443A8EA08B50BEB88.png" manifest:media-type="image/png"/>
  <manifest:file-entry manifest:full-path="Pictures/1000000100000622000003843C6A83EF37F0410C.png" manifest:media-type="image/png"/>
  <manifest:file-entry manifest:full-path="Pictures/1000000100000622000003848D8BEB6D79624E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272in" svg:width="6.9252in" svg:height="3.9693in" draw:z-index="0"><draw:image xlink:href="Pictures/1000000100000622000003848D8BEB6D79624E02.png" xlink:type="simple" xlink:show="embed" xlink:actuate="onLoad" draw:mime-type="image/png"/></draw:frame></text:p>
      <text:p text:style-name="Standard"><draw:frame draw:style-name="fr2" draw:name="Image2" text:anchor-type="char" svg:width="6.9252in" svg:height="3.9693in" draw:z-index="1"><draw:image xlink:href="Pictures/10000001000006220000038443A8EA08B50BEB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in" svg:y="0.0272in" svg:width="6.9252in" svg:height="3.9693in" draw:z-index="2"><draw:image xlink:href="Pictures/10000001000006220000038494EFA8F1420A5DCE.png" xlink:type="simple" xlink:show="embed" xlink:actuate="onLoad" draw:mime-type="image/png"/></draw:frame><text:soft-page-break/></text:p>
      <text:p text:style-name="Standard"/>
      <text:p text:style-name="Standard"><draw:frame draw:style-name="fr1" draw:name="Image4" text:anchor-type="char" svg:x="0in" svg:y="0.0362in" svg:width="6.9252in" svg:height="3.9693in" draw:z-index="3"><draw:image xlink:href="Pictures/100000010000062200000384E03538FD4C2465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in" svg:y="0.0272in" svg:width="6.9252in" svg:height="3.9693in" draw:z-index="4"><draw:image xlink:href="Pictures/1000000100000622000003848D84C43DC7D9E845.png" xlink:type="simple" xlink:show="embed" xlink:actuate="onLoad" draw:mime-type="image/png"/></draw:frame><text:soft-page-break/></text:p>
      <text:p text:style-name="Standard"><draw:frame draw:style-name="fr1" draw:name="Image6" text:anchor-type="char" svg:x="0in" svg:y="0.1665in" svg:width="6.9252in" svg:height="3.9693in" draw:z-index="5"><draw:image xlink:href="Pictures/100000010000062200000384436D3AD6214887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width="6.9252in" svg:height="3.9693in" draw:z-index="6"><draw:image xlink:href="Pictures/1000000100000622000003849999D943F7185FBA.png" xlink:type="simple" xlink:show="embed" xlink:actuate="onLoad" draw:mime-type="image/png"/></draw:frame><draw:frame draw:style-name="fr1" draw:name="Image8" text:anchor-type="char" svg:x="0in" svg:y="4.0744in" svg:width="6.9252in" svg:height="3.9693in" draw:z-index="7"><draw:image xlink:href="Pictures/100000010000062200000384621BB6BF0D40783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in" svg:y="0.0098in" svg:width="6.9252in" svg:height="3.9693in" draw:z-index="8"><draw:image xlink:href="Pictures/1000000100000622000003842E2FECA85523A3AC.png" xlink:type="simple" xlink:show="embed" xlink:actuate="onLoad" draw:mime-type="image/png"/></draw:frame><text:soft-page-break/></text:p>
      <text:p text:style-name="Standard"><draw:frame draw:style-name="fr2" draw:name="Image10" text:anchor-type="char" svg:width="6.9252in" svg:height="3.9693in" draw:z-index="9"><draw:image xlink:href="Pictures/1000000100000622000003843C6A83EF37F041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in" svg:y="0.0181in" svg:width="6.9252in" svg:height="3.9693in" draw:z-index="10"><draw:image xlink:href="Pictures/100000010000062200000384A29712B42D631788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0:42:34.001497567</meta:creation-date>
    <dc:date>2023-10-16T17:47:20.042352202</dc:date>
    <meta:editing-duration>PT3H1M52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6" meta:paragraph-count="0" meta:word-count="0" meta:character-count="0" meta:non-whitespace-character-count="0"/>
  </office:meta>
</office:document-meta>
</file>